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Small_20_Arrow" draw:fill="none" draw:textarea-horizontal-align="justify" draw:textarea-vertical-align="middle" draw:auto-grow-height="false" fo:min-height="3.774cm" fo:min-width="3.524cm"/>
    </style:style>
    <style:style style:name="gr2" style:family="graphic" style:parent-style-name="standard">
      <style:graphic-properties draw:textarea-horizontal-align="justify" draw:textarea-vertical-align="middle" draw:auto-grow-height="false" fo:min-height="3.734cm" fo:min-width="2.669cm"/>
    </style:style>
    <style:style style:name="gr3" style:family="graphic" style:parent-style-name="objectwithoutfill">
      <style:graphic-properties draw:stroke="solid"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start="Small_20_Arrow" draw:fill="solid" draw:fill-color="#729fcf" draw:textarea-horizontal-align="justify" draw:textarea-vertical-align="middle" draw:auto-grow-height="false" fo:min-height="3.774cm" fo:min-width="3.5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style:font-name="Liberation Mono" fo:font-size="13pt" style:font-size-asian="13pt" style:font-size-complex="13pt"/>
    </style:style>
    <style:style style:name="P5" style:family="paragraph">
      <loext:graphic-properties draw:fill="none" draw:fill-color="#ffffff"/>
      <style:text-properties style:font-name="Liberation Mono" fo:font-size="13pt" style:font-size-asian="13pt" style:font-size-complex="13pt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text-properties style:font-name="Liberation Mono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Liberation Mono" fo:font-weight="bold" style:font-weight-asian="bold" style:font-weight-complex="bold"/>
    </style:style>
    <style:style style:name="P9" style:family="paragraph">
      <loext:graphic-properties draw:fill="solid" draw:fill-color="#729fcf"/>
      <style:paragraph-properties fo:text-align="center"/>
    </style:style>
    <style:style style:name="T1" style:family="text">
      <style:text-properties style:font-name="Liberation Mono" fo:font-size="13pt" style:font-size-asian="13pt" style:font-size-complex="13pt"/>
    </style:style>
    <style:style style:name="T2" style:family="text">
      <style:text-properties style:font-name="Liberation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9cm" svg:height="5.69cm" svg:x="1.772cm" svg:y="3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207cm" svg:height="5.207cm" draw:transform="rotate (-1.5707963267949) translate (7.512cm 4.048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3" draw:text-style-name="P3" draw:layer="layout" svg:x1="4.642cm" svg:y1="10.347cm" svg:x2="4.642cm" svg:y2="2.905cm">
          <text:p/>
        </draw:line>
        <draw:line draw:style-name="gr3" draw:text-style-name="P3" draw:layer="layout" svg:x1="1.035cm" svg:y1="6.588cm" svg:x2="8.909cm" svg:y2="6.588cm">
          <text:p/>
        </draw:line>
        <draw:frame draw:style-name="gr4" draw:text-style-name="P5" draw:layer="layout" svg:width="2.979cm" svg:height="0.767cm" svg:x="7.312cm" svg:y="5.745cm">
          <draw:text-box>
            <text:p text:style-name="P4"><text:span text:style-name="T1">points[0]</text:span></text:p>
          </draw:text-box>
        </draw:frame>
        <draw:custom-shape draw:style-name="gr5" draw:text-style-name="P6" draw:layer="layout" svg:width="0.254cm" svg:height="0.254cm" svg:x="7.385cm" svg:y="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4cm" svg:height="0.254cm" svg:x="5.386cm" svg:y="3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979cm" svg:height="0.767cm" svg:x="5.53cm" svg:y="3.332cm">
          <draw:text-box>
            <text:p text:style-name="P4"><text:span text:style-name="T1">points[1]</text:span></text:p>
          </draw:text-box>
        </draw:frame>
        <draw:frame draw:style-name="gr4" draw:text-style-name="P5" draw:layer="layout" svg:width="3.529cm" svg:height="0.767cm" svg:x="5.757cm" svg:y="9.001cm">
          <draw:text-box>
            <text:p text:style-name="P4"><text:span text:style-name="T1">points[n-1]</text:span></text:p>
          </draw:text-box>
        </draw:frame>
        <draw:custom-shape draw:style-name="gr5" draw:text-style-name="P6" draw:layer="layout" svg:width="0.254cm" svg:height="0.254cm" svg:x="5.387cm" svg:y="9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4cm" svg:height="0.254cm" svg:x="2.187cm" svg:y="4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4cm" svg:height="0.254cm" svg:x="2.187cm" svg:y="8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2.407cm" svg:height="0.971cm" svg:x="7.191cm" svg:y="6.742cm">
          <draw:text-box>
            <text:p text:style-name="P7"><text:span text:style-name="T2">(1;0)</text:span></text:p>
          </draw:text-box>
        </draw:frame>
        <draw:frame draw:style-name="gr4" draw:text-style-name="P8" draw:layer="layout" svg:width="2.407cm" svg:height="0.971cm" svg:x="3.321cm" svg:y="5.699cm">
          <draw:text-box>
            <text:p text:style-name="P7"><text:span text:style-name="T2">(0;0)</text:span></text:p>
          </draw:text-box>
        </draw:frame>
        <draw:custom-shape draw:style-name="gr6" draw:text-style-name="P9" draw:layer="layout" svg:width="5.69cm" svg:height="5.69cm" svg:x="11.459cm" svg:y="3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329cm" svg:y1="10.361cm" svg:x2="14.329cm" svg:y2="2.919cm">
          <text:p/>
        </draw:line>
        <draw:line draw:style-name="gr3" draw:text-style-name="P3" draw:layer="layout" svg:x1="10.722cm" svg:y1="6.602cm" svg:x2="18.596cm" svg:y2="6.602cm">
          <text:p/>
        </draw:line>
        <draw:frame draw:style-name="gr4" draw:text-style-name="P5" draw:layer="layout" svg:width="2.979cm" svg:height="0.767cm" svg:x="17.071cm" svg:y="6.583cm">
          <draw:text-box>
            <text:p text:style-name="P4"><text:span text:style-name="T1">points[0]</text:span></text:p>
          </draw:text-box>
        </draw:frame>
        <draw:custom-shape draw:style-name="gr5" draw:text-style-name="P6" draw:layer="layout" svg:width="0.254cm" svg:height="0.254cm" svg:x="17.072cm" svg:y="6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4cm" svg:height="0.254cm" svg:x="16.973cm" svg:y="5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979cm" svg:height="0.767cm" svg:x="17.071cm" svg:y="5.64cm">
          <draw:text-box>
            <text:p text:style-name="P4"><text:span text:style-name="T1">points[1]</text:span></text:p>
          </draw:text-box>
        </draw:frame>
        <draw:frame draw:style-name="gr4" draw:text-style-name="P5" draw:layer="layout" svg:width="3.529cm" svg:height="0.767cm" svg:x="17.061cm" svg:y="7.218cm">
          <draw:text-box>
            <text:p text:style-name="P4"><text:span text:style-name="T1">points[999]</text:span></text:p>
          </draw:text-box>
        </draw:frame>
        <draw:custom-shape draw:style-name="gr5" draw:text-style-name="P6" draw:layer="layout" svg:width="0.254cm" svg:height="0.254cm" svg:x="16.974cm" svg:y="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2.407cm" svg:height="0.971cm" svg:x="13.008cm" svg:y="5.713cm">
          <draw:text-box>
            <text:p text:style-name="P7"><text:span text:style-name="T2">(0;0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3T20:56:41.160000000</meta:creation-date>
    <dc:date>2020-10-13T21:26:52.197000000</dc:date>
    <meta:editing-duration>PT9M39S</meta:editing-duration>
    <meta:editing-cycles>3</meta:editing-cycles>
    <meta:generator>LibreOffice/6.3.2.2$Windows_X86_64 LibreOffice_project/98b30e735bda24bc04ab42594c85f7fd8be07b9c</meta:generator>
    <meta:document-statistic meta:object-count="24"/>
  </office:meta>
</office:document-meta>
</file>